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pitch="variable"/>
    <style:font-face style:name="Arial Unicode MS" svg:font-family="'Arial Unicode MS'" style:font-pitch="variable"/>
    <style:font-face style:name="Bitstream Vera Sans" svg:font-family="'Bitstream Vera Sans'" style:font-adornments="Roman" style:font-family-generic="swiss" style:font-pitch="variable"/>
    <style:font-face style:name="Bitstream Vera Sans1" svg:font-family="'Bitstream Vera Sans'" style:font-adornments="Fed" style:font-family-generic="swiss" style:font-pitch="variable"/>
    <style:font-face style:name="Bitstream Vera Serif" svg:font-family="'Bitstream Vera Serif'" style:font-adornments="Roman" style:font-family-generic="roman" style:font-pitch="variable"/>
    <style:font-face style:name="Courier New"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OpenSymbol" svg:font-family="OpenSymbol" style:font-charset="x-symbol"/>
    <style:font-face style:name="StarSymbol" svg:font-family="StarSymbol" style:font-charset="x-symbol"/>
    <style:font-face style:name="StarSymbol1" svg:font-family="StarSymbol"/>
    <style:font-face style:name="Thorndale" svg:font-family="Thorndale" style:font-family-generic="roman" style:font-pitch="variable"/>
    <style:font-face style:name="arial" svg:font-family="arial, sans-serif"/>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C2" style:family="table-cell">
      <style:table-cell-properties fo:padding="0.097cm" fo:border-left="0.05pt solid #000000" fo:border-right="0.05pt solid #000000" fo:border-top="none" fo:border-bottom="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6.191cm" style:rel-column-width="23849*"/>
    </style:style>
    <style:style style:name="Tabel10.B" style:family="table-column">
      <style:table-column-properties style:column-width="10.821cm" style:rel-column-width="41686*"/>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Preformatted_20_Text">
      <style:text-properties officeooo:rsid="001fd834" officeooo:paragraph-rsid="001fd834"/>
    </style:style>
    <style:style style:name="P6" style:family="paragraph" style:parent-style-name="Text_20_body">
      <style:text-properties officeooo:paragraph-rsid="002396cd"/>
    </style:style>
    <style:style style:name="P7" style:family="paragraph" style:parent-style-name="Text_20_body">
      <style:text-properties officeooo:rsid="00293676" officeooo:paragraph-rsid="00293676"/>
    </style:style>
    <style:style style:name="P8" style:family="paragraph" style:parent-style-name="Text_20_body">
      <style:text-properties officeooo:rsid="002fab3d" officeooo:paragraph-rsid="002fab3d"/>
    </style:style>
    <style:style style:name="P9" style:family="paragraph" style:parent-style-name="Preformatted_20_Text">
      <style:text-properties officeooo:rsid="002fab3d" officeooo:paragraph-rsid="002fab3d"/>
    </style:style>
    <style:style style:name="P10" style:family="paragraph" style:parent-style-name="Preformatted_20_Text">
      <style:text-properties officeooo:rsid="002fab3d" officeooo:paragraph-rsid="004d1a2a"/>
    </style:style>
    <style:style style:name="P11" style:family="paragraph" style:parent-style-name="Text_20_body">
      <style:text-properties officeooo:rsid="0032a248" officeooo:paragraph-rsid="0032a248"/>
    </style:style>
    <style:style style:name="P12" style:family="paragraph" style:parent-style-name="Text_20_body">
      <style:text-properties officeooo:rsid="0034514d" officeooo:paragraph-rsid="0034514d"/>
    </style:style>
    <style:style style:name="P13" style:family="paragraph" style:parent-style-name="Text_20_body">
      <style:text-properties officeooo:rsid="003486c6" officeooo:paragraph-rsid="003486c6"/>
    </style:style>
    <style:style style:name="P14" style:family="paragraph" style:parent-style-name="Standard" style:master-page-name="">
      <style:paragraph-properties fo:margin-top="0.199cm" fo:margin-bottom="0cm" style:contextual-spacing="false" fo:text-align="center" style:justify-single-word="false" style:page-number="auto" fo:break-after="page"/>
      <style:text-properties style:font-name="Albany" fo:font-size="14pt" fo:font-weight="bold"/>
    </style:style>
    <style:style style:name="P15" style:family="paragraph" style:parent-style-name="Standard">
      <style:paragraph-properties fo:margin-top="0.499cm" fo:margin-bottom="0cm" style:contextual-spacing="false" fo:text-align="center" style:justify-single-word="false"/>
      <style:text-properties style:font-name="Albany" fo:font-size="14pt" fo:font-weight="bold"/>
    </style:style>
    <style:style style:name="P16" style:family="paragraph" style:parent-style-name="Standard">
      <style:paragraph-properties fo:margin-top="0cm" fo:margin-bottom="0.199cm" style:contextual-spacing="false" fo:text-align="center" style:justify-single-word="false"/>
      <style:text-properties style:font-name="Albany" fo:font-size="48pt" fo:font-weight="bold" officeooo:rsid="004b5fa7" officeooo:paragraph-rsid="004b5fa7" style:font-size-asian="48pt" style:font-size-complex="48pt"/>
    </style:style>
    <style:style style:name="P17" style:family="paragraph" style:parent-style-name="Table_20_Contents">
      <style:paragraph-properties style:writing-mode="lr-tb"/>
    </style:style>
    <style:style style:name="P18" style:family="paragraph" style:parent-style-name="Footnote">
      <style:text-properties officeooo:rsid="001ac3b8" officeooo:paragraph-rsid="001ac3b8"/>
    </style:style>
    <style:style style:name="P19" style:family="paragraph" style:parent-style-name="Footnote">
      <style:text-properties officeooo:rsid="003a9d11" officeooo:paragraph-rsid="003a9d11"/>
    </style:style>
    <style:style style:name="P20" style:family="paragraph" style:parent-style-name="Preformatted_20_Text">
      <style:text-properties officeooo:paragraph-rsid="001fd834"/>
    </style:style>
    <style:style style:name="P21" style:family="paragraph" style:parent-style-name="Table_20_Contents">
      <style:text-properties officeooo:rsid="002d352a" officeooo:paragraph-rsid="002d352a"/>
    </style:style>
    <style:style style:name="P22" style:family="paragraph" style:parent-style-name="Table_20_Contents">
      <style:text-properties officeooo:paragraph-rsid="002fab3d"/>
    </style:style>
    <style:style style:name="P23" style:family="paragraph" style:parent-style-name="Table_20_Heading">
      <style:text-properties officeooo:paragraph-rsid="002fab3d"/>
    </style:style>
    <style:style style:name="P24" style:family="paragraph" style:parent-style-name="Table_20_Contents">
      <style:text-properties officeooo:paragraph-rsid="00301c65"/>
    </style:style>
    <style:style style:name="P25" style:family="paragraph" style:parent-style-name="Text_20_body_20_left_20_justified">
      <style:text-properties officeooo:paragraph-rsid="00301c65"/>
    </style:style>
    <style:style style:name="P26" style:family="paragraph" style:parent-style-name="Table_20_Contents">
      <style:text-properties officeooo:rsid="00301c65" officeooo:paragraph-rsid="00301c65"/>
    </style:style>
    <style:style style:name="P27" style:family="paragraph" style:parent-style-name="Table_20_Contents">
      <style:text-properties officeooo:rsid="003123ee" officeooo:paragraph-rsid="003123ee"/>
    </style:style>
    <style:style style:name="P28" style:family="paragraph" style:parent-style-name="Table_20_Contents">
      <style:text-properties officeooo:paragraph-rsid="003123ee"/>
    </style:style>
    <style:style style:name="P29" style:family="paragraph" style:parent-style-name="Table_20_Contents">
      <style:text-properties officeooo:rsid="0035f7f9" officeooo:paragraph-rsid="0035f7f9"/>
    </style:style>
    <style:style style:name="P30" style:family="paragraph" style:parent-style-name="Table_20_Contents">
      <style:text-properties officeooo:paragraph-rsid="0042fac9"/>
    </style:style>
    <style:style style:name="P31" style:family="paragraph" style:parent-style-name="Table_20_Contents">
      <style:text-properties officeooo:rsid="0042fac9" officeooo:paragraph-rsid="0042fac9"/>
    </style:style>
    <style:style style:name="P32" style:family="paragraph" style:parent-style-name="Table_20_Contents">
      <style:text-properties officeooo:paragraph-rsid="0045474b"/>
    </style:style>
    <style:style style:name="P33" style:family="paragraph" style:parent-style-name="Table_20_Contents">
      <style:text-properties officeooo:rsid="0045474b" officeooo:paragraph-rsid="0045474b"/>
    </style:style>
    <style:style style:name="P34" style:family="paragraph" style:parent-style-name="Table_20_Contents">
      <style:text-properties officeooo:rsid="0045a349" officeooo:paragraph-rsid="0045a349"/>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Footnote">
      <style:text-properties officeooo:rsid="004b5fa7" officeooo:paragraph-rsid="004b5fa7"/>
    </style:style>
    <style:style style:name="P38" style:family="paragraph" style:parent-style-name="Standard" style:master-page-name="First_20_Page">
      <style:paragraph-properties fo:margin-top="0cm" fo:margin-bottom="0.199cm" style:contextual-spacing="false" fo:text-align="center" style:justify-single-word="false" style:page-number="auto"/>
      <style:text-properties style:font-name="Albany" fo:font-size="18pt" fo:font-weight="bold"/>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Heading_20_2">
      <style:text-properties officeooo:rsid="002e5590" officeooo:paragraph-rsid="002e5590"/>
    </style:style>
    <style:style style:name="P42" style:family="paragraph" style:parent-style-name="Heading_20_2">
      <style:text-properties officeooo:paragraph-rsid="002fab3d"/>
    </style:style>
    <style:style style:name="P43" style:family="paragraph" style:parent-style-name="Preformatted_20_Text" style:list-style-name="L9"/>
    <style:style style:name="P44" style:family="paragraph" style:parent-style-name="Text_20_body" style:list-style-name="L1"/>
    <style:style style:name="P45" style:family="paragraph" style:parent-style-name="Text_20_body" style:list-style-name="L1">
      <style:text-properties officeooo:paragraph-rsid="004b5fa7"/>
    </style:style>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4"/>
    <style:style style:name="P49" style:family="paragraph" style:parent-style-name="Text_20_body" style:list-style-name="L5"/>
    <style:style style:name="P50" style:family="paragraph" style:parent-style-name="Text_20_body" style:list-style-name="L5">
      <style:text-properties officeooo:paragraph-rsid="001aa70e"/>
    </style:style>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0">
      <style:text-properties officeooo:rsid="0026b616" officeooo:paragraph-rsid="0026b616"/>
    </style:style>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style="italic" officeooo:rsid="0045474b" style:font-style-asian="italic" style:font-style-complex="italic"/>
    </style:style>
    <style:style style:name="T5" style:family="text">
      <style:text-properties fo:font-style="italic" officeooo:rsid="00301c65" style:font-style-asian="italic" style:font-style-complex="italic"/>
    </style:style>
    <style:style style:name="T6" style:family="text">
      <style:text-properties fo:font-style="italic" officeooo:rsid="0042fac9" style:font-style-asian="italic"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1aa70e" style:font-weight-asian="bold" style:font-weight-complex="bold"/>
    </style:style>
    <style:style style:name="T10" style:family="text">
      <style:text-properties fo:font-weight="bold" officeooo:rsid="003ba6ea"/>
    </style:style>
    <style:style style:name="T11" style:family="text">
      <style:text-properties fo:font-style="normal" style:font-style-asian="normal" style:font-style-complex="normal"/>
    </style:style>
    <style:style style:name="T12" style:family="text">
      <style:text-properties fo:font-size="10pt" style:font-size-asian="10pt" style:font-size-complex="10pt"/>
    </style:style>
    <style:style style:name="T13" style:family="text">
      <style:text-properties officeooo:rsid="001aa70e"/>
    </style:style>
    <style:style style:name="T14" style:family="text">
      <style:text-properties officeooo:rsid="0019dbe1"/>
    </style:style>
    <style:style style:name="T15" style:family="text">
      <style:text-properties officeooo:rsid="001d17d4"/>
    </style:style>
    <style:style style:name="T16" style:family="text">
      <style:text-properties officeooo:rsid="001fd834"/>
    </style:style>
    <style:style style:name="T17" style:family="text">
      <style:text-properties officeooo:rsid="001fe828"/>
    </style:style>
    <style:style style:name="T18" style:family="text">
      <style:text-properties officeooo:rsid="002396cd"/>
    </style:style>
    <style:style style:name="T19" style:family="text">
      <style:text-properties officeooo:rsid="0025f38f"/>
    </style:style>
    <style:style style:name="T20" style:family="text">
      <style:text-properties officeooo:rsid="00293676"/>
    </style:style>
    <style:style style:name="T21" style:family="text">
      <style:text-properties officeooo:rsid="00301c65"/>
    </style:style>
    <style:style style:name="T22" style:family="text">
      <style:text-properties officeooo:rsid="003123ee"/>
    </style:style>
    <style:style style:name="T23" style:family="text">
      <style:text-properties officeooo:rsid="00318180"/>
    </style:style>
    <style:style style:name="T24" style:family="text">
      <style:text-properties officeooo:rsid="002fab3d"/>
    </style:style>
    <style:style style:name="T25" style:family="text">
      <style:text-properties officeooo:rsid="0034514d"/>
    </style:style>
    <style:style style:name="T26" style:family="text">
      <style:text-properties officeooo:rsid="0045474b"/>
    </style:style>
    <style:style style:name="T27" style:family="text">
      <style:text-properties officeooo:rsid="0045e22b"/>
    </style:style>
    <style:style style:name="T28" style:family="text">
      <style:text-properties officeooo:rsid="00493b23"/>
    </style:style>
    <style:style style:name="T29" style:family="text">
      <style:text-properties officeooo:rsid="0049ee5b"/>
    </style:style>
    <style:style style:name="T30" style:family="text">
      <style:text-properties officeooo:rsid="004b4aea"/>
    </style:style>
    <style:style style:name="T31" style:family="text">
      <style:text-properties officeooo:rsid="004b5fa7"/>
    </style:style>
    <style:style style:name="T32" style:family="text">
      <style:text-properties fo:color="#ff0000" loext:opacity="100%"/>
    </style:style>
    <style:style style:name="T33" style:family="text">
      <style:text-properties fo:color="#0000ff" loext:opacity="100%"/>
    </style:style>
    <style:style style:name="T34" style:family="text">
      <style:text-properties fo:color="#808080" loext:opacity="100%" style:text-position="-33% 100%"/>
    </style:style>
    <style:style style:name="T35" style:family="text">
      <style:text-properties officeooo:rsid="004d1a2a"/>
    </style:style>
    <style:style style:name="T36" style:family="text">
      <style:text-properties officeooo:rsid="004e5059"/>
    </style:style>
    <style:style style:name="T37" style:family="text">
      <style:text-properties officeooo:rsid="004fe434"/>
    </style:style>
    <style:style style:name="T38" style:family="text">
      <style:text-properties officeooo:rsid="0050b339"/>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4">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5">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6">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10">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User's manual for</text:p>
      <text:p text:style-name="P16"><text:span text:style-name="T33">Writer</text:span><text:span text:style-name="T34">2</text:span><text:span text:style-name="T32">xhtml</text:span></text:p>
      <text:p text:style-name="P15">version 1.<text:span text:style-name="T28">7</text:span></text:p>
      <text:p text:style-name="P14">© 2002–20<text:span text:style-name="T28">22</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35">1 <text:s/><text:a xlink:type="simple" xlink:href="#__RefHeading__4539_1948605489" text:style-name="Internet_20_link" text:visited-style-name="Internet_20_link">Introduction</text:a><text:tab/>3</text:p>
          <text:p text:style-name="P36">1.1 <text:s/><text:a xlink:type="simple" xlink:href="#__RefHeading__4541_1948605489" text:style-name="Internet_20_link" text:visited-style-name="Internet_20_link">What is Writer2xhtml?</text:a><text:tab/>3</text:p>
          <text:p text:style-name="P36">1.2 <text:s/><text:a xlink:type="simple" xlink:href="#__RefHeading__4545_1948605489" text:style-name="Internet_20_link" text:visited-style-name="Internet_20_link">More about Writer2xhtml and Calc2xhtml</text:a><text:tab/>3</text:p>
          <text:p text:style-name="P35">2 <text:s/><text:a xlink:type="simple" xlink:href="#__RefHeading__4547_1948605489" text:style-name="Internet_20_link" text:visited-style-name="Internet_20_link">Using the extension</text:a><text:tab/>4</text:p>
          <text:p text:style-name="P36">2.1 <text:s/><text:a xlink:type="simple" xlink:href="#__RefHeading__4549_1948605489" text:style-name="Internet_20_link" text:visited-style-name="Internet_20_link">Installing of the extension</text:a><text:tab/>4</text:p>
          <text:p text:style-name="P36">2.2 <text:s/><text:a xlink:type="simple" xlink:href="#__RefHeading__4551_1948605489" text:style-name="Internet_20_link" text:visited-style-name="Internet_20_link">Using the extensions</text:a><text:tab/>4</text:p>
          <text:p text:style-name="P36">2.3 <text:s/><text:a xlink:type="simple" xlink:href="#__RefHeading__4787_2050738568" text:style-name="Internet_20_link" text:visited-style-name="Internet_20_link">Exporting from the command line</text:a><text:tab/>4</text:p>
          <text:p text:style-name="P36">2.4 <text:s/><text:a xlink:type="simple" xlink:href="#__RefHeading__4559_1948605489" text:style-name="Internet_20_link" text:visited-style-name="Internet_20_link">Custom configuration</text:a><text:tab/>5</text:p>
          <text:p text:style-name="P36">2.5 <text:s/><text:a xlink:type="simple" xlink:href="#__RefHeading__4561_1948605489" text:style-name="Internet_20_link" text:visited-style-name="Internet_20_link">Configuration packages</text:a><text:tab/>5</text:p>
          <text:p text:style-name="P35">3 <text:s/><text:a xlink:type="simple" xlink:href="#__RefHeading__4563_1948605489" text:style-name="Internet_20_link" text:visited-style-name="Internet_20_link">Using the command line utility</text:a><text:tab/>9</text:p>
          <text:p text:style-name="P36">3.1 <text:s/><text:a xlink:type="simple" xlink:href="#__RefHeading__4565_1948605489" text:style-name="Internet_20_link" text:visited-style-name="Internet_20_link">How to install Writer2xhtml for command line usage</text:a><text:tab/>9</text:p>
          <text:p text:style-name="P36">3.2 <text:s/><text:a xlink:type="simple" xlink:href="#__RefHeading__4567_1948605489" text:style-name="Internet_20_link" text:visited-style-name="Internet_20_link">Using the command line utility</text:a><text:tab/>10</text:p>
          <text:p text:style-name="P35">4 <text:s/><text:a xlink:type="simple" xlink:href="#__RefHeading__4569_1948605489" text:style-name="Internet_20_link" text:visited-style-name="Internet_20_link">Configuration</text:a><text:tab/>11</text:p>
          <text:p text:style-name="P36">4.1 <text:s/><text:a xlink:type="simple" xlink:href="#__RefHeading__4573_1948605489" text:style-name="Internet_20_link" text:visited-style-name="Internet_20_link">Writer2xhtml and Calc2xhtml configuration</text:a><text:tab/>11</text:p>
          <text:p text:style-name="P36">4.2 <text:s/><text:a xlink:type="simple" xlink:href="#__RefHeading__4575_1948605489" text:style-name="Internet_20_link" text:visited-style-name="Internet_20_link">Using LibreOffice to create HTML documents</text:a><text:tab/>22</text:p>
          <text:p text:style-name="P35">5 <text:s/><text:a xlink:type="simple" xlink:href="#__RefHeading__4577_1948605489" text:style-name="Internet_20_link" text:visited-style-name="Internet_20_link">Special features for the EPUB export</text:a><text:tab/>25</text:p>
          <text:p text:style-name="P36">5.1 <text:s/><text:a xlink:type="simple" xlink:href="#__RefHeading__4579_1948605489" text:style-name="Internet_20_link" text:visited-style-name="Internet_20_link">Meta data</text:a><text:tab/>25</text:p>
          <text:p text:style-name="P36">5.2 <text:s/><text:a xlink:type="simple" xlink:href="#__RefHeading__4581_1948605489" text:style-name="Internet_20_link" text:visited-style-name="Internet_20_link">Hidden hedings</text:a><text:tab/>26</text:p>
          <text:p text:style-name="P35">6 <text:s/><text:a xlink:type="simple" xlink:href="#__RefHeading__4585_1948605489" text:style-name="Internet_20_link" text:visited-style-name="Internet_20_link">Using Writer2xhtml from another application</text:a><text:tab/>27</text:p>
          <text:p text:style-name="P36">6.1 <text:s/><text:a xlink:type="simple" xlink:href="#__RefHeading__4587_1948605489" text:style-name="Internet_20_link" text:visited-style-name="Internet_20_link">Using Writer2xhtml from a Java application</text:a><text:tab/>27</text:p>
          <text:p text:style-name="P36">6.2 <text:s/><text:a xlink:type="simple" xlink:href="#__RefHeading__4589_1948605489" text:style-name="Internet_20_link" text:visited-style-name="Internet_20_link">Using Writer2xhtml from a Basic macro</text:a><text:tab/>28</text:p>
          <text:p text:style-name="P35">7 <text:s/><text:a xlink:type="simple" xlink:href="#__RefHeading__4595_1948605489" text:style-name="Internet_20_link" text:visited-style-name="Internet_20_link">Troubleshooting</text:a><text:tab/>30</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text:span text:style-name="T29">xhtml</text:span>?<text:bookmark-end text:name="__RefHeading__4541_1948605489"/></text:h>
      <text:p text:style-name="Text_20_body">Writer2<text:span text:style-name="T29">xhtml</text:span> is a utility to convert <text:span text:style-name="T2">OpenDocument</text:span> text and spreadsheet documents<text:note text:id="ftn1" text:note-class="footnote"><text:note-citation>1</text:note-citation><text:note-body><text:p text:style-name="Footnote">In addition, Writer2xhtml supports the old file formats for OpenOffice.org 1.x Writer and Calc.</text:p></text:note-body></text:note> – in particular documents containing formulas – into other formats.</text:p>
      <text:list xml:id="list1776430945" text:style-name="L1">
        <text:list-item>
          <text:p text:style-name="P45"><text:span text:style-name="T7">Writer2xhtml</text:span> converts OpenDocument text documents to HTML5, EPUB <text:span text:style-name="T22">2 or EPUB 3</text:span><text:span text:style-name="T22"><text:note text:id="ftn2" text:note-class="footnote"><text:note-citation>2</text:note-citation><text:note-body><text:p text:style-name="P37">The now obsolete formats <text:s/>XHTML 1.0 strict, XHTML 1.1 and XHTML 1.1 + MathML 2.0 are also supported.</text:p></text:note-body></text:note></text:span>, using CSS2 to convert style information.</text:p>
        </text:list-item>
        <text:list-item>
          <text:p text:style-name="P44"><text:span text:style-name="T7">Calc2xhtml</text:span> converts OpenDocument spreadsheet documents to HTML5<text:note text:id="ftn3" text:note-class="footnote"><text:note-citation>3</text:note-citation><text:note-body><text:p text:style-name="P37">The now obsolete formats XHTML 1.0 strict and XHTML 1.1 are also supported.</text:p></text:note-body></text:note>, using CSS2 to co<text:note text:id="ftn4" text:note-class="footnote"><text:note-citation>4</text:note-citation><text:note-body><text:p text:style-name="P37">Calc2xhtml is not a separate utility, but a companion functionality built into Writer2xhtml.</text:p></text:note-body></text:note>nvert style information.</text:p>
        </text:list-item>
      </text:list>
      <text:p text:style-name="Text_20_body">Although Writer2<text:span text:style-name="T29">xhtml</text:span> is a general OpenDocument converter, it is primarily designed for use with LibreOffice<text:note text:id="ftn5" text:note-class="footnote"><text:note-citation>5</text:note-citation><text:note-body><text:p text:style-name="P19">It should also work with Apache OpenOffice</text:p></text:note-body></text:note>. You can use Writer2<text:span text:style-name="T29">xhtml</text:span></text:p>
      <text:list xml:id="list239021074" text:style-name="L2">
        <text:list-item>
          <text:p text:style-name="P46">...as an <text:span text:style-name="T2">ex</text:span><text:span text:style-name="T3">tension</text:span> for <text:span text:style-name="T13">LibreOffice.</text:span></text:p>
        </text:list-item>
        <text:list-item>
          <text:p text:style-name="P46">...as a <text:span text:style-name="T2">command line utility</text:span>, independent of <text:span text:style-name="T13">LibreOffice</text:span>.</text:p>
        </text:list-item>
        <text:list-item>
          <text:p text:style-name="P46">...as a <text:span text:style-name="T2">Java library</text:span> providing conversions from OpenDocument for other Java programs.</text:p>
        </text:list-item>
      </text:list>
      <text:p text:style-name="Text_20_body">Writer2<text:span text:style-name="T29">xhtml </text:span>is a Java application, and thus should work on any platform that supports Java. You need a Java Runtime environment, <text:span text:style-name="T7">version </text:span><text:span text:style-name="T10">8</text:span> or later. Writer2xhtml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xhtml.</text:p>
      <text:p text:style-name="Text_20_body"><text:span text:style-name="T1">Note</text:span>: In this manual LO is used as an abbreviation of LibreOffice.</text:p>
      <text:h text:style-name="Heading_20_2" text:outline-level="2"><text:bookmark-start text:name="__RefHeading__4545_1948605489"/>More about Writer2xhtml and Calc2xhtml<text:bookmark-end text:name="__RefHeading__4545_1948605489"/></text:h>
      <text:p text:style-name="Text_20_body">The primary goal for Writer2xhtml and Calc2xhtml is to provide <text:span text:style-name="T2">standards compliant</text:span> HTML <text:span text:style-name="T31">and EPUB</text:span> documents which can be customized to your specific needs.</text:p>
      <text:list xml:id="list88792615" text:style-name="L3">
        <text:list-item>
          <text:p text:style-name="P47">Standards compliance is necessary to ensure consistent results when the document is viewed in different browsers/<text:span text:style-name="T31">EPUB readers</text:span>. It is also vital to ensure that the created document can be processed further by other tools.</text:p>
        </text:list-item>
        <text:list-item>
          <text:p text:style-name="P47">Customization means that you can control important aspects about the conversion. In particular you can control the style of the document:</text:p>
          <text:list>
            <text:list-item>
              <text:p text:style-name="P47">You can let Writer2xhtml convert the style information in the source document and thus get an HTML document that has the same general appearance as the original, but is adapted to an online environment.</text:p>
            </text:list-item>
            <text:list-item>
              <text:p text:style-name="P47">You can create a document that adapts the style of the document to your own CSS style sheet.</text:p>
            </text:list-item>
          </text:list>
        </text:list-item>
      </text:list>
      <text:h text:style-name="Heading_20_1" text:outline-level="1"><text:bookmark-start text:name="__RefHeading__4547_1948605489"/>Using the <text:span text:style-name="T20">extension</text:span><text:bookmark-end text:name="__RefHeading__4547_1948605489"/></text:h>
      <text:h text:style-name="Heading_20_2" text:outline-level="2"><text:bookmark-start text:name="__RefHeading__4549_1948605489"/>Installing of the <text:span text:style-name="T20">extensio</text:span><text:span text:style-name="T31">n</text:span><text:bookmark-end text:name="__RefHeading__4549_1948605489"/></text:h>
      <text:p text:style-name="Text_20_body">Writer2xhtml can work as an e<text:span text:style-name="T20">xtension</text:span> for <text:span text:style-name="T13">LibreOffice Writer.</text:span></text:p>
      <text:list xml:id="list3779164172" text:style-name="L4">
        <text:list-item>
          <text:p text:style-name="P48"><text:span text:style-name="T8">writer2xhtml.oxt</text:span> installs <text:span text:style-name="T20">support for</text:span> HTML and EPUB export in Writer and Calc <text:span text:style-name="T31">as well as a toolbar to directly publish the current document to HTML or EPUB and view the result.</text:span></text:p>
        </text:list-item>
      </text:list>
      <text:p text:style-name="Text_20_body"><text:span text:style-name="T2">Note</text:span>: Before you install th<text:span text:style-name="T20">e</text:span> extension, you need to set up LO to use Java. You can configure this in LO under <text:span text:style-name="T8">Tools – Options</text:span>. Of course this requires that you have installed a Java runtime environment on your system.</text:p>
      <text:p text:style-name="Text_20_body">The extension <text:span text:style-name="T29">is</text:span>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xhtml’s web page:</text:p>
      <text:p text:style-name="Text_20_body"><text:a xlink:type="simple" xlink:href="http://writer2latex.sourceforge.net/" text:style-name="Internet_20_link" text:visited-style-name="Visited_20_Internet_20_Link">http://</text:a><text:a xlink:type="simple" xlink:href="http://writer2latex.sourceforge.net/" text:style-name="Internet_20_link" text:visited-style-name="Visited_20_Internet_20_Link"><text:span text:style-name="T29">writer2</text:span></text:a><text:a xlink:type="simple" xlink:href="http://writer2latex.sourceforge.net/" text:style-name="Internet_20_link" text:visited-style-name="Visited_20_Internet_20_Link"><text:span text:style-name="T35">latex</text:span></text:a><text:a xlink:type="simple" xlink:href="http://writer2latex.sourceforge.net/" text:style-name="Internet_20_link" text:visited-style-name="Visited_20_Internet_20_Link">.sourceforge.net</text:a>.</text:p>
      <text:h text:style-name="Heading_20_2" text:outline-level="2"><text:bookmark-start text:name="__RefHeading__4551_1948605489"/>Using the <text:span text:style-name="T20">extensions</text:span><text:bookmark-end text:name="__RefHeading__4551_1948605489"/></text:h>
      <text:p text:style-name="P7">The usage of the extensions is described in the help files, <text:span text:style-name="T35">which can be reached from the export dialogs.</text:span></text:p>
      <text:h text:style-name="P41" text:outline-level="2"><text:bookmark-start text:name="__RefHeading__4787_2050738568"/>Exporting from the command line<text:bookmark-end text:name="__RefHeading__4787_2050738568"/></text:h>
      <text:p text:style-name="P8">You can also use the extensions to export to HTML or <text:span text:style-name="T23">EPUB </text:span>from the command line. For example to export to HTML5, use the command line</text:p>
      <text:p text:style-name="P9">soffice --headless --convert-to html:org.openoffice.da.writer2xhtml5 document.odt</text:p>
      <text:p text:style-name="P13">Note that this does not work if LO is already running.</text:p>
      <text:p text:style-name="P11">The paramter is the file extension followed by a colon, followed by a filter name. <text:span text:style-name="T24">The possible </text:span>filter names<text:span text:style-name="T24"> are detailed in the table below.</text:span></text:p>
      <text:p text:style-name="P12">If you are using LO version 4.3.2 or later, you can also pass options to the filter. For example to export to <text:span text:style-name="T35">EPUB3</text:span> with <text:span text:style-name="T35">two compatibility options set</text:span>, use the command line</text:p>
      <text:p text:style-name="P10">soffice --headless --convert-to <text:span text:style-name="T35">epub</text:span>:<text:span text:style-name="Source_20_Text">org.openoffice.da.writer2xhtml.epub</text:span><text:span text:style-name="Source_20_Text"><text:span text:style-name="T35">3</text:span></text:span><text:span text:style-name="T25">:</text:span><text:span text:style-name="T35">avoid_html5=true,include_ncx=true</text:span> document.odt</text:p>
      <text:p text:style-name="P12">The options must be supplied after an additional colon as a comma separated list. Each item should have the form <text:span text:style-name="Source_20_Text">name=value</text:span>. See section <text:bookmark-ref text:reference-format="chapter" text:ref-name="__RefHeading__4569_1948605489">4</text:bookmark-ref><text:s/>for information about the available options.</text:p>
      <table:table table:name="Tabel2" table:style-name="Tabel2">
        <table:table-column table:style-name="Tabel2.A"/>
        <table:table-column table:style-name="Tabel2.B"/>
        <table:table-row table:style-name="TableLine2646840022800">
          <table:table-cell table:style-name="Tabel2.A1" office:value-type="string">
            <text:p text:style-name="P23">Format</text:p>
          </table:table-cell>
          <table:table-cell table:style-name="Tabel2.B1" office:value-type="string">
            <text:p text:style-name="P23">FilterName</text:p>
          </table:table-cell>
        </table:table-row>
        <table:table-row table:style-name="TableLine2646840018448">
          <table:table-cell table:style-name="Tabel2.A2" office:value-type="string">
            <text:p text:style-name="P22">XHTML (text document)</text:p>
          </table:table-cell>
          <table:table-cell table:style-name="Tabel2.B2" office:value-type="string">
            <text:p text:style-name="P22"><text:span text:style-name="Source_20_Text">org.openoffice.da.writer2xhtml</text:span></text:p>
          </table:table-cell>
        </table:table-row>
        <table:table-row table:style-name="TableLine2646840022528">
          <table:table-cell table:style-name="Tabel2.A2" office:value-type="string">
            <text:p text:style-name="P22">XHTML 1.1 (text document)</text:p>
          </table:table-cell>
          <table:table-cell table:style-name="Tabel2.B2" office:value-type="string">
            <text:p text:style-name="P22"><text:span text:style-name="Source_20_Text">org.openoffice.da.writer2xhtml11</text:span></text:p>
          </table:table-cell>
        </table:table-row>
        <table:table-row table:style-name="TableLine2646840023616">
          <table:table-cell table:style-name="Tabel2.A2" office:value-type="string">
            <text:p text:style-name="P22">XHTML (spreadsheet)</text:p>
          </table:table-cell>
          <table:table-cell table:style-name="Tabel2.B2" office:value-type="string">
            <text:p text:style-name="P22"><text:span text:style-name="Source_20_Text">org.openoffice.da.calc2xhtml</text:span></text:p>
          </table:table-cell>
        </table:table-row>
        <table:table-row table:style-name="TableLine2646840024160">
          <table:table-cell table:style-name="Tabel2.A2" office:value-type="string">
            <text:p text:style-name="P22">XHTML 1.1 (spreadsheet)</text:p>
          </table:table-cell>
          <table:table-cell table:style-name="Tabel2.B2" office:value-type="string">
            <text:p text:style-name="P22"><text:span text:style-name="Source_20_Text">org.openoffice.da.calc2xhtml11</text:span></text:p>
          </table:table-cell>
        </table:table-row>
        <text:soft-page-break/>
        <table:table-row table:style-name="TableLine2646840033408">
          <table:table-cell table:style-name="Tabel2.A2" office:value-type="string">
            <text:p text:style-name="P22">XHTML + MathML</text:p>
          </table:table-cell>
          <table:table-cell table:style-name="Tabel2.B2" office:value-type="string">
            <text:p text:style-name="P22"><text:span text:style-name="Source_20_Text">org.openoffice.da.writer2xhtml.mathml</text:span></text:p>
          </table:table-cell>
        </table:table-row>
        <table:table-row table:style-name="TableLine2646840037216">
          <table:table-cell table:style-name="Tabel2.A2" office:value-type="string">
            <text:p text:style-name="P22">HTML5 (text document)</text:p>
          </table:table-cell>
          <table:table-cell table:style-name="Tabel2.B2" office:value-type="string">
            <text:p text:style-name="P22"><text:span text:style-name="Source_20_Text">org.openoffice.da.writer2xhtml5</text:span></text:p>
          </table:table-cell>
        </table:table-row>
        <table:table-row table:style-name="TableLine2646840026608">
          <table:table-cell table:style-name="Tabel2.A2" office:value-type="string">
            <text:p text:style-name="P22">HTML5 (spreadsheet)</text:p>
          </table:table-cell>
          <table:table-cell table:style-name="Tabel2.B2" office:value-type="string">
            <text:p text:style-name="P22"><text:span text:style-name="Source_20_Text">org.openoffice.da.calc2xhtml5</text:span></text:p>
          </table:table-cell>
        </table:table-row>
        <table:table-row table:style-name="TableLine2646840035312">
          <table:table-cell table:style-name="Tabel2.A2" office:value-type="string">
            <text:p text:style-name="P22">EPUB</text:p>
          </table:table-cell>
          <table:table-cell table:style-name="Tabel2.B2" office:value-type="string">
            <text:p text:style-name="P22"><text:span text:style-name="Source_20_Text">org.openoffice.da.writer2xhtml.epub</text:span></text:p>
          </table:table-cell>
        </table:table-row>
        <table:table-row table:style-name="TableLine2646840033952">
          <table:table-cell table:style-name="Tabel2.A2" office:value-type="string">
            <text:p text:style-name="P27">EPUB 3</text:p>
          </table:table-cell>
          <table:table-cell table:style-name="Tabel2.B2" office:value-type="string">
            <text:p text:style-name="P28"><text:span text:style-name="Source_20_Text">org.openoffice.da.writer2xhtml.epub</text:span><text:span text:style-name="Source_20_Text"><text:span text:style-name="T22">3</text:span></text:span></text:p>
          </table:table-cell>
        </table:table-row>
      </table:table>
      <text:h text:style-name="P42"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8">Tools – Options – Writer2xhtml</text:span>.</text:p>
      <text:p text:style-name="Text_20_body"><text:span text:style-name="T35">The</text:span> exporters uses a configuration file in the user installation folder for LO.</text:p>
      <text:list xml:id="list508626408" text:style-name="L5">
        <text:list-item>
          <text:p text:style-name="P49">On unix-like systems this folder will usually be something like</text:p>
          <text:p text:style-name="P50"><text:span text:style-name="Source_20_Text">home directory/.</text:span><text:span text:style-name="Source_20_Text"><text:span text:style-name="T14">config/libreoffce/4</text:span></text:span><text:span text:style-name="Source_20_Text">/user</text:span></text:p>
        </text:list-item>
        <text:list-item>
          <text:p text:style-name="P49">On Windows it will usually be something like</text:p>
          <text:p text:style-name="P49"><text:span text:style-name="Source_20_Text">C:\Users\</text:span><text:span text:style-name="Source_20_Text"><text:span text:style-name="T35">username</text:span></text:span><text:span text:style-name="Source_20_Text">\AppData\Roaming\LibreOffice\</text:span><text:span text:style-name="Source_20_Text"><text:span text:style-name="T35">4</text:span></text:span></text:p>
          <text:p text:style-name="P49">(Note that this directory may be hidden.)</text:p>
        </text:list-item>
      </text:list>
      <text:p text:style-name="Text_20_body">Writer2xhtml and Calc2xhtml shares a file named <text:span text:style-name="Source_20_Text">writer2xhtml.xml</text:span>. Th<text:span text:style-name="T29">is</text:span> file <text:span text:style-name="T29">is </text:span>created automatically the first time you use the custom configuration.</text:p>
      <text:p text:style-name="Text_20_body">See section <text:reference-ref text:reference-format="chapter" text:ref-name="latex-config">4</text:reference-ref><text:s/>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xhtml.</text:p>
      <text:p text:style-name="Text_20_body">A configuration package can contain:</text:p>
      <text:list xml:id="list947926235" text:style-name="L6">
        <text:list-item>
          <text:p text:style-name="P51">A configuration file for Writer2xhtml, see section <text:reference-ref text:reference-format="chapter" text:ref-name="latex-config">4</text:reference-ref>.</text:p>
        </text:list-item>
        <text:list-item>
          <text:p text:style-name="P51">An HTML template.</text:p>
        </text:list-item>
        <text:list-item>
          <text:p text:style-name="P51">An LO template.</text:p>
        </text:list-item>
        <text:list-item>
          <text:p text:style-name="P51">An LO registry file to glue the parts together.</text:p>
        </text:list-item>
      </text:list>
      <text:p text:style-name="Text_20_body">The Writer2xhtml distribution contains a sample configuration package <text:span text:style-name="T8">xhtml-config-sample.oxt</text:span> that demonstrates this.</text:p>
      <text:p text:style-name="Text_20_body">As a demonstration of the principles of configuration packages, you can install this into LO using the Extension Manager:</text:p>
      <text:list xml:id="list3525727978" text:style-name="L7">
        <text:list-item>
          <text:p text:style-name="P52">If you export to HTML, the dialog will show an additional entry <text:span text:style-name="T8">Sample custom style</text:span> in the Style list.</text:p>
        </text:list-item>
        <text:list-item>
          <text:p text:style-name="P52">If you open <text:span text:style-name="T8">Templates and Documents</text:span> in LO you will find a new folder <text:span text:style-name="T8">xhtml-sample-config</text:span>. This folder contains a Writer template. If you create a document based on this template, <text:span text:style-name="T8">Sample custom style</text:span> will be preselected when you export to HTML.</text:p>
        </text:list-item>
      </text:list>
      <text:p text:style-name="Text_20_body">You can create your own configuration package based on this sample. Use a zip utility to unpack the extension. The following explains the individual parts of the sample <text:soft-page-break/>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xhtml configuration in this folder. <text:span text:style-name="T29">Y</text:span>ou should also put your 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oft-page-break/><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text:soft-page-break/>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text:span></text:p>
      <text:p text:style-name="Heading_20_4">Writer2xhtml (EPUB export)</text:p>
      <text:p text:style-name="P25"><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text:span><text:span text:style-name="Source_20_Text"><text:span text:style-name="T26">external_toc_depth_marks, index_links, </text:span></text:span><text:span text:style-name="Source_20_Text">include_toc, include_</text:span><text:span text:style-name="Source_20_Text"><text:span text:style-name="T21">ncx, avoid_html5</text:span></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use_sheetnames_as_headings, calc_split, save_images_in_subdir</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xhtml for command line usage<text:bookmark-end text:name="__RefHeading__4565_1948605489"/></text:h>
      <text:p text:style-name="Text_20_body">Writer2xhtml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xhtml under Microsoft Windows follow these instructions:</text:p>
      <text:list xml:id="list3206376306" text:style-name="L8">
        <text:list-item>
          <text:p text:style-name="P53">Unzip <text:span text:style-name="Source_20_Text">Writer2xhtml</text:span><text:span text:style-name="Source_20_Text"><text:span text:style-name="T28">17</text:span></text:span><text:span text:style-name="Source_20_Text">.zip</text:span> into some directory. This will create a subdirectory <text:span text:style-name="Source_20_Text">Writer2xhtml</text:span><text:span text:style-name="Source_20_Text"><text:span text:style-name="T19">1</text:span></text:span><text:span text:style-name="Source_20_Text"><text:span text:style-name="T28">7</text:span></text:span>.</text:p>
        </text:list-item>
        <text:list-item>
          <text:p text:style-name="P53">Add this directory to your PATH environment variable (optional but re­com­men­ded).</text:p>
        </text:list-item>
      </text:list>
      <text:p text:style-name="Text_20_body">In some cases you may have to edit <text:span text:style-name="Source_20_Text"><text:span text:style-name="T35">writer2xhtml.</text:span></text:span><text:span text:style-name="Source_20_Text">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text:span><text:span text:style-name="Source_20_Text"><text:span text:style-name="T35">riter2xhtml</text:span></text:span><text:span text:style-name="Source_20_Text">.bat</text:span> with a text editor and edit the approriate line to contain the full path to the Java executable, eg.</text:p>
      <text:p text:style-name="Preformatted_20_Text">set JAVAEXE="C:\Program Files\Java\jdk-16.0.2\bin<text:span text:style-name="T36">\java</text:span>”</text:p>
      <text:h text:style-name="Heading_20_3" text:outline-level="3">Installation for Unix and friends</text:h>
      <text:list xml:id="list336443468" text:style-name="L9">
        <text:list-item>
          <text:p text:style-name="P54">Unzip <text:span text:style-name="Source_20_Text">Writer2xhtml1</text:span><text:span text:style-name="Source_20_Text"><text:span text:style-name="T28">7</text:span></text:span><text:span text:style-name="Source_20_Text">.zip</text:span> into some directory. This will create a subdirectory <text:span text:style-name="Source_20_Text">Writer2xhtml1</text:span><text:span text:style-name="Source_20_Text"><text:span text:style-name="T28">7</text:span></text:span>.</text:p>
        </text:list-item>
        <text:list-item>
          <text:p text:style-name="P54">Add this directory to your PATH environment variable (optional but recommended).</text:p>
        </text:list-item>
        <text:list-item>
          <text:p text:style-name="P54">Add execute permissions to <text:span text:style-name="Source_20_Text">w</text:span><text:span text:style-name="Source_20_Text"><text:span text:style-name="T36">riter2xhtml.sh</text:span></text:span> as follows:</text:p>
          <text:p text:style-name="P43">chmod +x w<text:span text:style-name="T36">riter2xhtml.sh</text:span></text:p>
        </text:list-item>
      </text:list>
      <text:p text:style-name="Text_20_body">In some cases you may have to edit the script slightly:</text:p>
      <text:p text:style-name="Text_20_body">If you place <text:span text:style-name="T36">writer2xhtml.sh </text:span>and Writer2xhtml.jar in different directories, or if you choose to create a symbolic link to the script: Open the file <text:span text:style-name="Source_20_Text">w</text:span><text:span text:style-name="Source_20_Text"><text:span text:style-name="T36">riter2xhtml.sh</text:span></text:span> with a text editor and replace the path at the top of the file with the full path to Writer2xhtml, eg.</text:p>
      <text:p text:style-name="Preformatted_20_Text"><text:span text:style-name="Source_20_Text">W2LPATH="/home/username/Writer2xhtm</text:span><text:span text:style-name="Source_20_Text"><text:span text:style-name="T36">17</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text:span text:style-name="T36">riter2xhtml</text:span>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style-name="TableLine2646840026880">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style-name="TableLine2646840033136">
          <table:table-cell table:style-name="Tabel3.A2" table:number-rows-spanned="6" office:value-type="string">
            <text:p text:style-name="Table_20_Contents">Format</text:p>
          </table:table-cell>
          <table:table-cell table:style-name="Tabel3.A2" office:value-type="string">
            <text:p text:style-name="Table_20_Contents"><text:span text:style-name="Source_20_Text">-xhtml</text:span></text:p>
          </table:table-cell>
          <table:table-cell table:style-name="Tabel3.C2" office:value-type="string">
            <text:p text:style-name="Table_20_Contents">Convert to XHTML 1.0 strict</text:p>
          </table:table-cell>
        </table:table-row>
        <table:table-row table:style-name="TableLine2646840040208">
          <table:covered-table-cell table:style-name="Tabel3.A2"/>
          <table:table-cell table:style-name="Tabel3.A2" office:value-type="string">
            <text:p text:style-name="Table_20_Contents"><text:span text:style-name="Source_20_Text">-xhtml11</text:span></text:p>
          </table:table-cell>
          <table:table-cell table:style-name="Tabel3.C2" office:value-type="string">
            <text:p text:style-name="Table_20_Contents">Convert to XHTML 1.1</text:p>
          </table:table-cell>
        </table:table-row>
        <table:table-row table:style-name="TableLine2646840031504">
          <table:covered-table-cell table:style-name="Tabel3.A2"/>
          <table:table-cell table:style-name="Tabel3.A2" office:value-type="string">
            <text:p text:style-name="Table_20_Contents"><text:span text:style-name="Source_20_Text">-xhtml+mathml</text:span></text:p>
          </table:table-cell>
          <table:table-cell table:style-name="Tabel3.C2" office:value-type="string">
            <text:p text:style-name="Table_20_Contents">Convert to XHTML + MathML</text:p>
          </table:table-cell>
        </table:table-row>
        <table:table-row table:style-name="TableLine2646840028784">
          <table:covered-table-cell table:style-name="Tabel3.A2"/>
          <table:table-cell table:style-name="Tabel3.A2" office:value-type="string">
            <text:p text:style-name="Table_20_Contents"><text:span text:style-name="Source_20_Text">-html5</text:span></text:p>
          </table:table-cell>
          <table:table-cell table:style-name="Tabel3.C2" office:value-type="string">
            <text:p text:style-name="P17">Convert t<text:span text:style-name="T13">o</text:span> HTML5</text:p>
          </table:table-cell>
        </table:table-row>
        <table:table-row table:style-name="TableLine2646840032592">
          <table:covered-table-cell table:style-name="Tabel3.A2"/>
          <table:table-cell table:style-name="Tabel3.A2" office:value-type="string">
            <text:p text:style-name="Table_20_Contents"><text:span text:style-name="Source_20_Text">-epub</text:span></text:p>
          </table:table-cell>
          <table:table-cell table:style-name="Tabel3.C2" office:value-type="string">
            <text:p text:style-name="Table_20_Contents">Convert to EPUB</text:p>
          </table:table-cell>
        </table:table-row>
        <table:table-row table:style-name="TableLine2646840029328">
          <table:covered-table-cell table:style-name="Tabel3.A2"/>
          <table:table-cell table:style-name="Tabel3.A2" office:value-type="string">
            <text:p text:style-name="P28"><text:span text:style-name="Source_20_Text">-epub</text:span><text:span text:style-name="Source_20_Text"><text:span text:style-name="T22">3</text:span></text:span></text:p>
          </table:table-cell>
          <table:table-cell table:style-name="Tabel3.C2" office:value-type="string">
            <text:p text:style-name="P28">Convert to EPUB <text:span text:style-name="T22">3</text:span></text:p>
          </table:table-cell>
        </table:table-row>
        <table:table-row table:style-name="TableLine2646840041024">
          <table:table-cell table:style-name="Tabel3.A2" table:number-rows-spanned="2" office:value-type="string">
            <text:p text:style-name="Table_20_Contents">Config</text:p>
          </table:table-cell>
          <table:table-cell table:style-name="Tabel3.A2" office:value-type="string">
            <text:p text:style-name="Table_20_Contents"><text:span text:style-name="Source_20_Text">-config &lt;file&gt;</text:span></text:p>
          </table:table-cell>
          <table:table-cell table:style-name="Tabel3.C2" office:value-type="string">
            <text:p text:style-name="Table_20_Contents">Load configuration file (see section <text:reference-ref text:reference-format="chapter" text:ref-name="latex-config">4</text:reference-ref>)</text:p>
          </table:table-cell>
        </table:table-row>
        <table:table-row table:style-name="TableLine2646840026064">
          <table:covered-table-cell table:style-name="Tabel3.A2"/>
          <table:table-cell table:style-name="Tabel3.A2" office:value-type="string">
            <text:p text:style-name="Table_20_Contents"><text:span text:style-name="Source_20_Text">-cleanxhtml</text:span></text:p>
          </table:table-cell>
          <table:table-cell table:style-name="Tabel3.C2" office:value-type="string">
            <text:p text:style-name="Table_20_Contents">Load the HTML format <text:span text:style-name="T2">cleanxhtml</text:span></text:p>
          </table:table-cell>
        </table:table-row>
        <table:table-row table:style-name="TableLine2646840029600">
          <table:table-cell table:style-name="Tabel3.A2" table:number-rows-spanned="2" office:value-type="string">
            <text:p text:style-name="Table_20_Contents">xhtml</text:p>
          </table:table-cell>
          <table:table-cell table:style-name="Tabel3.A2" office:value-type="string">
            <text:p text:style-name="Table_20_Contents"><text:span text:style-name="Source_20_Text">-template &lt;file&gt;</text:span></text:p>
          </table:table-cell>
          <table:table-cell table:style-name="Tabel3.C2" office:value-type="string">
            <text:p text:style-name="Table_20_Contents">Load an HTML template</text:p>
          </table:table-cell>
        </table:table-row>
        <table:table-row table:style-name="TableLine2646840041840">
          <table:covered-table-cell table:style-name="Tabel3.A2"/>
          <table:table-cell table:style-name="Tabel3.A2" office:value-type="string">
            <text:p text:style-name="Table_20_Contents"><text:span text:style-name="Source_20_Text">-stylesheet &lt;file&gt;</text:span></text:p>
          </table:table-cell>
          <table:table-cell table:style-name="Tabel3.C2" office:value-type="string">
            <text:p text:style-name="Table_20_Contents">Load a custom style sheet for inclusion in the document (EPUB export only)</text:p>
          </table:table-cell>
        </table:table-row>
        <table:table-row table:style-name="TableLine2646840031776">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C2"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HTML from the command line</text:h>
      <text:p text:style-name="Text_20_body">The command line</text:p>
      <text:p text:style-name="Preformatted_20_Text">w2l -<text:span text:style-name="T36">html5</text:span> mydocument.odt</text:p>
      <text:p text:style-name="Text_20_body">will convert the document to <text:span text:style-name="T36">HTML5</text:span>, using the filename <text:span text:style-name="Source_20_Text">mydocument.xhtml</text:span>.</text:p>
      <text:p text:style-name="Text_20_body">Likewise the commandline</text:p>
      <text:p text:style-name="Preformatted_20_Text">w2l -<text:span text:style-name="T36">html5</text:span> -config myconfig.xml mydocument.odt myresult.html</text:p>
      <text:p text:style-name="Text_20_body">will convert into <text:span text:style-name="T36">HTML5</text:span> using the specified configuration and file name.</text:p>
      <text:p text:style-name="Text_20_body">To produce a <text:span text:style-name="T2">clean</text:span> <text:span text:style-name="T36">HTML5</text:span> file (see section <text:reference-ref text:reference-format="chapter" text:ref-name="xhtml-frontend">4.2</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3_1948605489"/>Writer2xhtml and Calc2xhtml configuration<text:bookmark-end text:name="__RefHeading__4573_1948605489"/></text:h>
      <text:p text:style-name="Text_20_body"><text:span text:style-name="T29">T</text:span>he 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HTML documents using these technical options.</text:p>
      <table:table table:name="Tabel4" table:style-name="Tabel4">
        <table:table-column table:style-name="Tabel4.A"/>
        <table:table-column table:style-name="Tabel4.B"/>
        <table:table-row table:style-name="TableLine2646840032048">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style-name="TableLine2646840036672">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HTML output.</text:p>
          </table:table-cell>
        </table:table-row>
        <table:table-row table:style-name="TableLine2646840043200">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HTML document: This option should only be used if you need to process the document further.</text:p>
          </table:table-cell>
        </table:table-row>
        <table:table-row table:style-name="TableLine2646840056256">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ext:soft-page-break/>
        <table:table-row table:style-name="TableLine2646840048640">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style-name="TableLine2646840048912">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style-name="TableLine2646840049184">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HTML document. Most applications will not need this, but you can set this options to <text:span text:style-name="Source_20_Text">true</text:span> to enable this (default is <text:span text:style-name="Source_20_Text">false</text:span>).</text:p>
          </table:table-cell>
        </table:table-row>
        <table:table-row table:style-name="TableLine2646840053536">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style-name="TableLine2646840053808">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HTML document is split over several files (thus avoiding repeating the style information in every file).</text:p>
          </table:table-cell>
        </table:table-row>
        <table:table-row table:style-name="TableLine2646840057616">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style-name="TableLine2646840032864">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6" text:note-class="footnote"><text:note-citation>6</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style-name="TableLine2646840048096">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style-name="TableLine2646840054624">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style-name="TableLine2646840049456">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able:table-row table:style-name="TableLine2646840057072">
          <table:table-cell table:style-name="Tabel5.A2" office:value-type="string">
            <text:p text:style-name="Table_20_Contents"><text:span text:style-name="Source_20_Text">table_size</text:span><text:span text:style-name="Source_20_Text"><text:note text:id="ftn7" text:note-class="footnote"><text:note-citation>7</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ext:soft-page-break/>
        <table:table-row table:style-name="TableLine2646840060608">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8" text:note-class="footnote"><text:note-citation>8</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style-name="TableLine2646840058704">
          <table:table-cell table:style-name="Tabel5.A2" office:value-type="string">
            <text:p text:style-name="Text_20_body"><text:span text:style-name="Source_20_Text">max_width</text:span></text:p>
          </table:table-cell>
          <table:table-cell table:style-name="Tabel5.B2" office:value-type="string">
            <text:p text:style-name="P29">This option is used to specifiy the maximum width of the text (HTML and text documents only). The default value is <text:span text:style-name="Source_20_Text">800px</text:span>. An empty value means that a maximum width is not set.</text:p>
          </table:table-cell>
        </table:table-row>
        <table:table-row table:style-name="TableLine2646840051360">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style-name="TableLine2646840044560">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style-name="TableLine2646840054352">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ext:soft-page-break/>
        <table:table-row table:style-name="TableLine2646840057344">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able:table-row table:style-name="TableLine2646840055440">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style-name="TableLine2646840052448">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style-name="TableLine2646840044288">
          <table:table-cell table:style-name="Tabel6.A2" office:value-type="string">
            <text:p text:style-name="Table_20_Contents"><text:span text:style-name="Source_20_Text"><text:span text:style-name="T2">image_size</text:span></text:span><text:span text:style-name="Source_20_Text"><text:note text:id="ftn9" text:note-class="footnote"><text:note-citation>9</text:note-citation><text:note-body><text:p text:style-name="Footnote">This option replaces old options <text:span text:style-name="Source_20_Text"><text:span text:style-name="T12">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style-name="TableLine2646840055712">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style-name="TableLine2646840055984">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style-name="TableLine2646840044016">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ext:span text:style-name="T15">or HTML5</text:span>, this option defines how formulas are treated. The possible values are <text:span text:style-name="Source_20_Text">starmath</text:span> (default) to export the formula in StarMath notation <text:span text:style-name="T38">and</text:span> <text:span text:style-name="Source_20_Text">image+starmath</text:span> to export the formula as an image, with an <text:span text:style-name="Source_20_Text">alt</text:span> attribute giving the formula in StarM<text:span text:style-name="T38">ath</text:span> notation.</text:p>
          </table:table-cell>
        </table:table-row>
        <table:table-row table:style-name="TableLine2646840045104">
          <table:table-cell table:style-name="Tabel7.A2" office:value-type="string">
            <text:p text:style-name="Table_20_Contents"><text:span text:style-name="Source_20_Text">use_mathjax</text:span></text:p>
          </table:table-cell>
          <table:table-cell table:style-name="Tabel7.B2" office:value-type="string">
            <text:p text:style-name="Table_20_Contents">If you export to <text:span text:style-name="T15">XHTML+MathML or </text:span>HTML5, y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10" text:note-class="footnote"><text:note-citation>10</text:note-citation><text:note-body><text:p text:style-name="P18">This replaces the output format (available until Writer2xhtml 1.2) using an XSLT style sheet for the same purpose.</text:p></text:note-body></text:note>.</text:p>
          </table:table-cell>
        </table:table-row>
        <text:soft-page-break/>
        <table:table-row table:style-name="TableLine2646840057888">
          <table:table-cell table:style-name="Tabel7.A2" office:value-type="string">
            <text:p text:style-name="Table_20_Contents"><text:span text:style-name="Source_20_Text"><text:span text:style-name="T17">embed</text:span></text:span><text:span text:style-name="Source_20_Text">_svg</text:span></text:p>
          </table:table-cell>
          <table:table-cell table:style-name="Tabel7.B2" office:value-type="string">
            <text:p text:style-name="Table_20_Contents">If you export to HTML5, you can set this option to <text:span text:style-name="Source_20_Text">true</text:span> <text:span text:style-name="T17">t</text:span>o export vector graphics <text:span text:style-name="T17">embedded in the HTML documents as </text:span>SVG (scalable vector graphics). <text:span text:style-name="T15">If set to </text:span><text:span text:style-name="Source_20_Text"><text:span text:style-name="T15">false</text:span></text:span><text:span text:style-name="T15"> (default), external SVG image files will be used.</text:span></text:p>
          </table:table-cell>
        </table:table-row>
        <table:table-row table:style-name="TableLine2646840050544">
          <table:table-cell table:style-name="Tabel7.A2" office:value-type="string">
            <text:p text:style-name="P21"><text:span text:style-name="Source_20_Text">embed_img</text:span></text:p>
          </table:table-cell>
          <table:table-cell table:style-name="Tabel7.B2" office:value-type="string">
            <text:p text:style-name="P21">If you set this option to <text:span text:style-name="Source_20_Text">true</text:span> (default is <text:span text:style-name="Source_20_Text">false</text:span>), all images will be embedded directly in the HTML document (base64 encoded). This is not recommended for documents with large images.</text:p>
          </table:table-cell>
        </table:table-row>
        <table:table-row table:style-name="TableLine2646840058432">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style-name="TableLine2646840050816">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style-name="TableLine2646840059520">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HTML export, the format will be as specified in <text:a xlink:type="simple" xlink:href="http://dublincore.org/documents/dcq-html/" text:style-name="Internet_20_link" text:visited-style-name="Visited_20_Internet_20_Link">http://dublincore.org/documents/dcq-html/</text:a>).</text:p>
            <text:p text:style-name="Table_20_Contents">For the EPUB export this option has no effect.</text:p>
            <text:p text:style-name="Table_20_Contents">If the value is <text:span text:style-name="Source_20_Text">false</text:span>, it will not be exported (default is <text:span text:style-name="Source_20_Text">true</text:span>).</text:p>
          </table:table-cell>
        </table:table-row>
        <table:table-row table:style-name="TableLine2646840045920">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HTML comments. These are not directly visible in the browser. If you don't want to include notes, set this option to <text:span text:style-name="Source_20_Text">false.</text:span></text:p>
          </table:table-cell>
        </table:table-row>
        <table:table-row table:style-name="TableLine2646840051088">
          <table:table-cell table:style-name="Tabel7.A2" office:value-type="string">
            <text:p text:style-name="Table_20_Contents"><text:span text:style-name="Source_20_Text"><text:span text:style-name="T2">display_hidden_text</text:span></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style-name="TableLine2646840045376">
          <table:table-cell table:style-name="Tabel7.A2" office:value-type="string">
            <text:p text:style-name="P30"><text:span text:style-name="Source_20_Text"><text:span text:style-name="T2">in</text:span></text:span><text:span text:style-name="Source_20_Text"><text:span text:style-name="T6">dex_links</text:span></text:span></text:p>
          </table:table-cell>
          <table:table-cell table:style-name="Tabel7.B2" office:value-type="string">
            <text:p text:style-name="P31">This option is specific for EPUB export. If this option is set to <text:span text:style-name="Source_20_Text">true</text:span> (default), the EPUB navigation table will include entries for any alphabetical index and user index.</text:p>
          </table:table-cell>
        </table:table-row>
        <table:table-row table:style-name="TableLine2646840060336">
          <table:table-cell table:style-name="Tabel7.A2" office:value-type="string">
            <text:p text:style-name="Table_20_Contents"><text:span text:style-name="Source_20_Text"><text:span text:style-name="T2">inclu</text:span></text:span><text:span text:style-name="Source_20_Text"><text:span text:style-name="T5">d</text:span></text:span><text:span text:style-name="Source_20_Text"><text:span text:style-name="T2">e_toc</text:span></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is mainly intended for EPUB, which also provides an external navigation table.</text:p>
          </table:table-cell>
        </table:table-row>
        <text:soft-page-break/>
        <table:table-row table:style-name="TableLine2646840051904">
          <table:table-cell table:style-name="Tabel7.A2" office:value-type="string">
            <text:p text:style-name="P24"><text:span text:style-name="Source_20_Text"><text:span text:style-name="T2">inclu</text:span></text:span><text:span text:style-name="Source_20_Text"><text:span text:style-name="T5">d</text:span></text:span><text:span text:style-name="Source_20_Text"><text:span text:style-name="T2">e_</text:span></text:span><text:span text:style-name="Source_20_Text"><text:span text:style-name="T5">ncx</text:span></text:span></text:p>
          </table:table-cell>
          <table:table-cell table:style-name="Tabel7.B2" office:value-type="string">
            <text:p text:style-name="P26">This option is specific for EPUB export. If the target format is EPUB 3 and this option is set to <text:span text:style-name="Source_20_Text">true</text:span> (default is <text:span text:style-name="Source_20_Text">false</text:span>), a navigation document in the old NCX format is included together with the EPUB 3 Navigation Document.</text:p>
          </table:table-cell>
        </table:table-row>
        <table:table-row table:style-name="TableLine2646840045648">
          <table:table-cell table:style-name="Tabel7.A2" office:value-type="string">
            <text:p text:style-name="P34"><text:span text:style-name="Source_20_Text"><text:span text:style-name="T2">avoid_html5</text:span></text:span></text:p>
          </table:table-cell>
          <table:table-cell table:style-name="Tabel7.B2" office:value-type="string">
            <text:p text:style-name="P34">This options is also specific for EPUB format. If this option is <text:span text:style-name="Source_20_Text">true</text:span> (default is <text:span text:style-name="Source_20_Text">false</text:span>) and the target format is EPUB 3, elements specific for HTML5 will be avoided. This is to ensure better compatibility with EPUB readers whic<text:span text:style-name="T27">h</text:span> does note fully support </text:p>
          </table:table-cell>
        </table:table-row>
      </table:table>
      <text:h text:style-name="Heading_20_3" text:outline-level="3">AutoCorrect options</text:h>
      <table:table table:name="Tabel9" table:style-name="Tabel9">
        <table:table-column table:style-name="Tabel9.A"/>
        <table:table-column table:style-name="Tabel9.B"/>
        <table:table-row table:style-name="TableLine2646840058976">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style-name="TableLine2646840046192">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style-name="TableLine2646840046464">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style-name="TableLine2646840047008">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text:span text:style-name="T26">non-negative integer.</text:span></text:p>
          </table:table-cell>
        </table:table-row>
        <table:table-row table:style-name="TableLine2646840062240">
          <table:table-cell table:style-name="Tabel10.A2" office:value-type="string">
            <text:p text:style-name="P32"><text:span text:style-name="Source_20_Text"><text:span text:style-name="T2">external_toc_depth_</text:span></text:span><text:span text:style-name="Source_20_Text"><text:span text:style-name="T4">marks</text:span></text:span></text:p>
          </table:table-cell>
          <table:table-cell table:style-name="Tabel10.B2" office:value-type="string">
            <text:p text:style-name="P33">The EPUB table of content can also be constructed from index marks. This options determines the number of levels to include in the table (which is thus independent of the heading level).</text:p>
          </table:table-cell>
        </table:table-row>
        <text:soft-page-break/>
        <table:table-row table:style-name="TableLine2646840073936">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style-name="TableLine2646840062512">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style-name="TableLine2646840074208">
          <table:table-cell table:style-name="Tabel10.A2" office:value-type="string">
            <text:p text:style-name="Table_20_Contents"><text:span text:style-name="Source_20_Text"><text:span text:style-name="T11">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style-name="TableLine2646840070944">
          <table:table-cell table:style-name="Tabel10.A2" office:value-type="string">
            <text:p text:style-name="Table_20_Contents"><text:span text:style-name="Source_20_Text"><text:span text:style-name="T11">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style-name="TableLine2646840066864">
          <table:table-cell table:style-name="Tabel10.A2" office:value-type="string">
            <text:p text:style-name="Table_20_Contents"><text:span text:style-name="Source_20_Text"><text:span text:style-name="T11">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style-name="TableLine2646840077744">
          <table:table-cell table:style-name="Tabel10.A2" office:value-type="string">
            <text:p text:style-name="Table_20_Contents"><text:span text:style-name="Source_20_Text"><text:span text:style-name="T11">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ext:soft-page-break/>
        <table:table-row table:style-name="TableLine2646840062784">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HTML document. If the document contains a large number of images, it may be more convenient to put the images in a subdirectory. Set this option to <text:span text:style-name="Source_20_Text">true</text:span> to do this.</text:p>
          </table:table-cell>
        </table:table-row>
        <table:table-row table:style-name="TableLine2646840071760">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style-name="TableLine2646840047824">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HTML document.</text:p>
          </table:table-cell>
        </table:table-row>
        <table:table-row table:style-name="TableLine2646840073392">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style-name="TableLine2646840063328">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style-name="TableLine2646840078016">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style-name="TableLine2646840067136">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style-name="TableLine2646840066592">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HTML document as a heading.</text:p>
          </table:table-cell>
        </table:table-row>
        <table:table-row table:style-name="TableLine2646840067680">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HTML document.</text:p>
          </table:table-cell>
        </table:table-row>
      </table:table>
      <text:h text:style-name="Heading_20_3" text:outline-level="3"><text:soft-page-break/>Style maps</text:h>
      <text:p text:style-name="Text_20_body">In addition to the options, you can specify that certain styles in Writer should be mapped to specific HTML elements and CSS style classes. Here are some examples showing how to use some of the built-in Writer styles to create HTML elements:</text:p>
      <text:p text:style-name="Preformatted_20_Text">&lt;?xml version="1.0" encoding="UTF-8"?&gt;</text:p>
      <text:p text:style-name="Preformatted_20_Text">&lt;config&gt;</text:p>
      <text:p text:style-name="Preformatted_20_Text"><text:s text:c="2"/>&lt;!-- map LO paragraph styles to 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xhtml, please see the file <text:span text:style-name="Source_20_Text">cleanxhtml.xml</text:span>.</text:p>
      <text:p text:style-name="Text_20_body">The attributes of the <text:span text:style-name="Source_20_Text">xhtml-style-map</text:span> element are used as follows:</text:p>
      <text:list xml:id="list2987050796" text:style-name="L10">
        <text:list-item>
          <text:p text:style-name="P55"><text:span text:style-name="Source_20_Text">name</text:span> specifies the name of the Writer style.</text:p>
        </text:list-item>
        <text:list-item>
          <text:p text:style-name="P55"><text:span text:style-name="Source_20_Text">family</text:span><text:note text:id="ftn11" text:note-class="footnote"><text:note-citation>11</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55"><text:span text:style-name="Source_20_Text">element</text:span> specifies the HTML element to use when converting this style. This is not used for frame and list styles.</text:p>
        </text:list-item>
        <text:list-item>
          <text:p text:style-name="P55"><text:span text:style-name="Source_20_Text">css</text:span> specifies the CSS style class to use when converting this style. If it is not specified or the value is <text:span text:style-name="Source_20_Text">“(none)”</text:span>, no CSS class will be used.</text:p>
        </text:list-item>
        <text:list-item>
          <text:p text:style-name="P55"><text:span text:style-name="Source_20_Text">block-element</text:span> only has effect for paragraph and heading styles. For para<text:soft-page-break/>graphs it is used to specify a block 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55"><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56"><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11">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HTML templates</text:p>
      <text:p text:style-name="Text_20_body">You can use your own HTML document as a template for the generated HTML documents. This should be an ordinary HTML file (do not include DOCTYPE declaration) with some special elements:</text:p>
      <text:list xml:id="list2283780012" text:style-name="L11">
        <text:list-item>
          <text:p text:style-name="P57">A<text:span text:style-name="T16">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57"><text:span text:style-name="T16">E</text:span>lements with the id <text:span text:style-name="Source_20_Text">header</text:span> or <text:span text:style-name="Source_20_Text">footer</text:span> (optional) will be filled with a simple navigation panel using a first/previous/next/last scheme (for spreadsheet docu<text:soft-page-break/>ments, sheet names are used for navigation).</text:p>
        </text:list-item>
        <text:list-item>
          <text:p text:style-name="P57"><text:span text:style-name="T16">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suitable for HTML5 might look like this:</text:p>
      <text:p text:style-name="P20">&lt;html&gt;</text:p>
      <text:p text:style-name="P20"><text:s text:c="2"/>&lt;head&gt;</text:p>
      <text:p text:style-name="P20"><text:s text:c="4"/>&lt;title/&gt;</text:p>
      <text:p text:style-name="P20"><text:s text:c="2"/>&lt;/head&gt;</text:p>
      <text:p text:style-name="P20"><text:s text:c="2"/>&lt;body&gt;</text:p>
      <text:p text:style-name="P20"><text:s text:c="4"/><text:span text:style-name="T16">&lt;header&gt;</text:span>&lt;<text:span text:style-name="T16">nav</text:span> id='header' /&gt;<text:span text:style-name="T16">&lt;/header&gt;</text:span></text:p>
      <text:p text:style-name="P20"><text:s text:c="4"/><text:span text:style-name="T16">&lt;aside&gt;</text:span>&lt;<text:span text:style-name="T16">nav</text:span> id='<text:span text:style-name="T16">panel</text:span>' /&gt;<text:span text:style-name="T16">&lt;/aside&gt;</text:span></text:p>
      <text:p text:style-name="P20"><text:s text:c="4"/>&lt;div id='content' /&gt;</text:p>
      <text:p text:style-name="P20"><text:s text:c="4"/><text:span text:style-name="T16">&lt;footer&gt;</text:span>&lt;<text:span text:style-name="T16">nav</text:span> id='<text:span text:style-name="T16">footer</text:span>' /&gt;<text:span text:style-name="T16">&lt;/footer&gt;</text:span></text:p>
      <text:p text:style-name="P20"><text:s text:c="2"/>&lt;/body&gt;</text:p>
      <text:p text:style-name="P5">&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3">LibreOffice</text:span> to create HTML documents<text:bookmark-end text:name="__RefHeading__4575_1948605489"/></text:h>
      <text:p text:style-name="Text_20_body">The configuration file <text:span text:style-name="Source_20_Text">cleanxhtml.xml</text:span> that is distributed with Writer2xhtml, can be used to create semantically rich HTML content, which can be formatted with your own stylesheet (you should edit the file to add the URL to the stylesheet you want to use).</text:p>
      <text:p text:style-name="Text_20_body">A subset of the built-in styles in Writer are mapped to HTML elements (note that the <text:soft-page-break/>style names are localized, so this is for the english version of <text:span text:style-name="T13">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HTML documents. See the document <text:span text:style-name="Source_20_Text">sample-xhtml.sxw</text:span> for an example of how to use this.</text:p>
      <text:h text:style-name="Heading_20_3" text:outline-level="3">Links</text:h>
      <text:p text:style-name="Text_20_body">LO does not support all kind of 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HTML link like</text:p>
      <text:p text:style-name="Preformatted_20_Text"><text:soft-page-break/>&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8">File-Properties</text:span>, <text:span text:style-name="T8">User-defined properties</text:span>. (The export filter includes a custom editor for these.) The following properties are supported:</text:p>
      <text:list xml:id="list2808042883" text:style-name="L12">
        <text:list-item>
          <text:p text:style-name="P58"><text:span text:style-name="T8">Identifier</text:span>: Each EPUB document must have a unique ID. Normally Writer2xhtml generates a Universal Unique ID (UUID) for this purpose, but you may override this with your own ID.</text:p>
          <text:p text:style-name="P58">To do this add a new property, enter <text:span text:style-name="T8">Identifier</text:span> (case is not important) as name and the ID as value.</text:p>
          <text:p text:style-name="P58">An identifier may follow a specific identification scheme, e.g. ISBN. To specify an identification scheme, append this to the name separated by a period, e.g. <text:span text:style-name="T8">Identifier.ISBN</text:span>.</text:p>
          <text:p text:style-name="P58">It is possible to have several identifiers, in this case append a number to the name, e.g. <text:span text:style-name="T8">Identifier1.ISBN</text:span> and <text:span text:style-name="T8">Identifier2</text:span>. The first identifier is used as the unique ID.</text:p>
        </text:list-item>
        <text:list-item>
          <text:p text:style-name="P58"><text:span text:style-name="T8">Creator</text:span>: A primary creator or author of the publication.</text:p>
          <text:p text:style-name="P58">Enter <text:span text:style-name="T8">Creator</text:span> as name and the creator's name as value.</text:p>
          <text:p text:style-name="P58">A creator may have a special role, you can specify this with a three letter code after the word <text:span text:style-name="T8">creator</text:span>, e.g. <text:span text:style-name="T8">creator.aut</text:span> for the author or <text:span text:style-name="T8">creator.ill</text:span> for the illustrator. For the complete list of three letter codes see the EPUB specification (<text:a xlink:type="simple" xlink:href="http://www.idpf.org/2007/opf/OPF_2.0_final_spec.html" text:style-name="Internet_20_link" text:visited-style-name="Visited_20_Internet_20_Link">http://www.idpf.org/2007/opf/OPF_2.0_final_spec.html</text:a>).</text:p>
          <text:p text:style-name="P58">You can define several creators, in this case add a number to the word <text:span text:style-name="T8">creator</text:span>, e.g. <text:span text:style-name="T8">creator1.aut</text:span> and <text:span text:style-name="T8">creator2</text:span>. The creators will be sorted according to the numbers. Note that some readers may only present the first creator.</text:p>
          <text:p text:style-name="P58">If no creator is defined, Writer2xhtml will export the default creator given in the document (this is usually taken from LO's user settings).</text:p>
        </text:list-item>
        <text:list-item>
          <text:p text:style-name="P58"><text:span text:style-name="T8">Contributor</text:span>: A party whose contribution to the publication is secondary to those named in creator elements. Otherwise it is handled like Creator, and the same rules apply.</text:p>
        </text:list-item>
        <text:list-item>
          <text:p text:style-name="P58"><text:span text:style-name="T8">Date</text:span>: Date of publication. The date must be in the format YYYY-MM-DD (year-month-date) or more generally in the format specified in <text:a xlink:type="simple" xlink:href="http://www.w3.org/TR/NOTE-datetime" text:style-name="Internet_20_link" text:visited-style-name="Visited_20_Internet_20_Link">http://www.w3.org/TR/NOTE-datetime</text:a>.</text:p>
          <text:p text:style-name="P58">A date may be associated with a special event such as <text:span text:style-name="T8">creation</text:span>, <text:span text:style-name="T8">publication</text:span> or <text:span text:style-name="T8">modification</text:span>. To define this, add the event after the word <text:span text:style-name="T8">date</text:span>, e.g. <text:span text:style-name="T8">date.publication</text:span>.</text:p>
          <text:p text:style-name="P58">You can give several dates, in this case add a number to the word date, e.g. <text:soft-page-break/><text:span text:style-name="T8">date1.creation</text:span>, <text:span text:style-name="T8">date2.modification</text:span>.</text:p>
          <text:p text:style-name="P58">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135001400926416" text:continue-numbering="true" text:style-name="L12">
        <text:list-item>
          <text:p text:style-name="P58"><text:span text:style-name="T8">Publisher</text:span>: The publisher of the document.</text:p>
        </text:list-item>
        <text:list-item>
          <text:p text:style-name="P58"><text:span text:style-name="T8">Type</text:span>: Terms describing general categories, functions, genres, or aggregation levels for content.</text:p>
        </text:list-item>
        <text:list-item>
          <text:p text:style-name="P58"><text:span text:style-name="T8">Format</text:span>: The media type or dimensions of the resource.</text:p>
        </text:list-item>
        <text:list-item>
          <text:p text:style-name="P58"><text:span text:style-name="T8">Source</text:span>: Information regarding a prior resource from which the publication was derived.</text:p>
        </text:list-item>
        <text:list-item>
          <text:p text:style-name="P58"><text:span text:style-name="T8">Relation</text:span>: An identifier of an auxiliary resource and its relationship to the publication.</text:p>
        </text:list-item>
        <text:list-item>
          <text:p text:style-name="P58"><text:span text:style-name="T8">Coverage</text:span>: The extent or scope of the publication’s content.</text:p>
        </text:list-item>
        <text:list-item>
          <text:p text:style-name="P58"><text:span text:style-name="T8">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5_1948605489"/>Using Writer2xhtml from another application<text:bookmark-end text:name="__RefHeading__4585_1948605489"/></text:h>
      <text:h text:style-name="Heading_20_2" text:outline-level="2"><text:bookmark-start text:name="__RefHeading__4587_1948605489"/>Using Writer2xhtml from a Java application<text:bookmark-end text:name="__RefHeading__4587_1948605489"/></text:h>
      <text:p text:style-name="Text_20_body">Writer2xhtml features a simple API to convert documents from another Java application. Please see the javadoc for <text:span text:style-name="Source_20_Text"><text:span text:style-name="T29">w</text:span></text:span><text:span text:style-name="Source_20_Text">riter2xhtml.jar</text:span> (the package <text:span text:style-name="Source_20_Text"><text:span text:style-name="T29">w</text:span></text:span><text:span text:style-name="Source_20_Text">riter2xhtml.api</text:span>) for details.</text:p>
      <text:p text:style-name="Text_20_body">The API offers a stream based as well as a file based interface for conversions.</text:p>
      <text:p text:style-name="Text_20_body">Here's a simple example showing how to convert a file to <text:span text:style-name="T37">HTML5</text:span> using a custom configuration (excluding exception handling) using the file based methods of the API.</text:p>
      <text:p text:style-name="Preformatted_20_Text">import java.io.File;</text:p>
      <text:p text:style-name="Preformatted_20_Text">import <text:span text:style-name="T29">w</text:span>riter2xhtml.api.*;</text:p>
      <text:p text:style-name="Preformatted_20_Text"/>
      <text:p text:style-name="Preformatted_20_Text">// Create a <text:span text:style-name="T29">HTML5</text:span> converter</text:p>
      <text:p text:style-name="Preformatted_20_Text">Converter converter =</text:p>
      <text:p text:style-name="Preformatted_20_Text"><text:s text:c="4"/>ConverterFactory.createConverter("<text:span text:style-name="T29">text/html5</text:span>");</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text:span text:style-name="T29">use_mathjax</text:span>","<text:span text:style-name="T29">true</text:span>");</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span text:style-name="T29">html</text:span>");</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h text:style-name="Heading_20_2" text:outline-level="2"><text:bookmark-start text:name="__RefHeading__4589_1948605489"/>Using Writer2xhtml from a Basic macro<text:bookmark-end text:name="__RefHeading__4589_1948605489"/></text:h>
      <text:p text:style-name="Text_20_body">You can also access Writer2xhtml through LO's api. Here's an example using a Basic macro, but the principle is the same for any other language with a UNO binding.</text:p>
      <text:p text:style-name="Text_20_body">Writer2xhtml is used as any other filter in LO. Using the parameter <text:span text:style-name="Source_20_Text">FilterData</text:span>, you can provide specific options for Writer2xhtml: You can give an URL for a configuration file to use and/or you can provide values for simple options (the order does not matter, the configuration file is always read first). In addition, you can define a target template and an included style sheet.</text:p>
      <text:p text:style-name="Text_20_body">This example exports a document to <text:span text:style-name="T30">HTML5</text:span> using a specific configuration, but overriding the value of the option <text:span text:style-name="Source_20_Text">use_</text:span><text:span text:style-name="Source_20_Text"><text:span text:style-name="T30">mathjax</text:span></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text:span text:style-name="T30">mathjax</text:span>"</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text:span text:style-name="T30">writer2xhtml5</text:span>"</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xhtml:</text:p>
      <table:table table:name="Table1" table:style-name="Table1">
        <table:table-column table:style-name="Table1.A"/>
        <table:table-column table:style-name="Table1.B"/>
        <table:table-row table:style-name="TableLine2646840092432">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style-name="TableLine2646840078288">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style-name="TableLine2646840090800">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style-name="TableLine2646840085360">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style-name="TableLine2646840088352">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ext:soft-page-break/>
        <table:table-row table:style-name="TableLine2646840081008">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style-name="TableLine2646840091072">
          <table:table-cell table:style-name="Table1.A2" office:value-type="string">
            <text:p text:style-name="Table_20_Contents">HTML5 (text document)</text:p>
          </table:table-cell>
          <table:table-cell table:style-name="Table1.B2" office:value-type="string">
            <text:p text:style-name="Table_20_Contents"><text:span text:style-name="Source_20_Text">org.openoffice.da.writer2xhtml5</text:span></text:p>
          </table:table-cell>
        </table:table-row>
        <table:table-row table:style-name="TableLine2646840083456">
          <table:table-cell table:style-name="Table1.A2" office:value-type="string">
            <text:p text:style-name="Table_20_Contents">HTML5 (spreadsheet)</text:p>
          </table:table-cell>
          <table:table-cell table:style-name="Table1.B2" office:value-type="string">
            <text:p text:style-name="Table_20_Contents"><text:span text:style-name="Source_20_Text">org.openoffice.da.calc2xhtml5</text:span></text:p>
          </table:table-cell>
        </table:table-row>
        <table:table-row table:style-name="TableLine2646840082640">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row table:style-name="TableLine2646840091344">
          <table:table-cell table:style-name="Table1.A2" office:value-type="string">
            <text:p text:style-name="P27">EPUB 3</text:p>
          </table:table-cell>
          <table:table-cell table:style-name="Table1.B2" office:value-type="string">
            <text:p text:style-name="P28"><text:span text:style-name="Source_20_Text">org.openoffice.da.writer2xhtml.epub</text:span><text:span text:style-name="Source_20_Text"><text:span text:style-name="T22">3</text:span></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style-name="TableLine2646840081280">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style-name="TableLine2646840081552">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style-name="TableLine2646840081824">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HTML template to use</text:p>
          </table:table-cell>
        </table:table-row>
        <table:table-row table:style-name="TableLine2646840089440">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style-name="TableLine2646840093520">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style-name="TableLine2646840089168">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xhtml's standard configurations. To do this, the URL should start with an asterisk, for example <text:span text:style-name="Source_20_Text">“*ultraclean.xml”</text:span>.</text:p>
      <text:h text:style-name="Heading_20_1" text:outline-level="1"><text:bookmark-start text:name="__RefHeading__4595_1948605489"/>Troubleshooting<text:bookmark-end text:name="__RefHeading__4595_1948605489"/></text:h>
      <text:p text:style-name="P6"><text:span text:style-name="T18">Writer2xhtml can convert quite large files. But if </text:span>you have a <text:span text:style-name="T18">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18">512</text:span>M -jar Writer2xhtml.jar bigFile.sxw out.tex</text:p>
      <text:p text:style-name="Text_20_body">In the example, the heap size is set to <text:span text:style-name="T18">512</text:span> Megabyte of RAM. If you still get the “heap space” error, <text:s/>try setting the available memory <text:span text:style-name="T18">even higher</text:span> (assuming that your computer has enough physical RAM).</text:p>
      <text:p text:style-name="Text_20_body">If you are using Writer2xhtml as an export filter in LO, this problem will result in a generic error message saying that that document could not be written. To increase the heap size in this case, choose <text:span text:style-name="T8">Tools – Options – </text:span><text:span text:style-name="T9">LibreOffice</text:span><text:span text:style-name="T8"> – </text:span><text:span text:style-name="T9">Advanced</text:span>. Click <text:span text:style-name="T8">Parameters</text:span>, and add the parameter <text:span text:style-name="Source_20_Text">-Xmx</text:span><text:span text:style-name="Source_20_Text"><text:span text:style-name="T18">512</text:span></text:span><text:span text:style-name="Source_20_Text">M</text:span> (or high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pitch="variable"/>
    <style:font-face style:name="Arial Unicode MS" svg:font-family="'Arial Unicode MS'" style:font-pitch="variable"/>
    <style:font-face style:name="Bitstream Vera Sans" svg:font-family="'Bitstream Vera Sans'" style:font-adornments="Roman" style:font-family-generic="swiss" style:font-pitch="variable"/>
    <style:font-face style:name="Bitstream Vera Sans1" svg:font-family="'Bitstream Vera Sans'" style:font-adornments="Fed" style:font-family-generic="swiss" style:font-pitch="variable"/>
    <style:font-face style:name="Bitstream Vera Serif" svg:font-family="'Bitstream Vera Serif'" style:font-adornments="Roman" style:font-family-generic="roman" style:font-pitch="variable"/>
    <style:font-face style:name="Courier New"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OpenSymbol" svg:font-family="OpenSymbol" style:font-charset="x-symbol"/>
    <style:font-face style:name="StarSymbol" svg:font-family="StarSymbol" style:font-charset="x-symbol"/>
    <style:font-face style:name="StarSymbol1" svg:font-family="StarSymbol"/>
    <style:font-face style:name="Thorndale" svg:font-family="Thorndale" style:font-family-generic="roman" style:font-pitch="variable"/>
    <style:font-face style:name="arial" svg:font-family="arial, sans-serif"/>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loext:opacity="1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style:contextual-spacing="false" fo:line-height="120%" fo:text-align="justify" style:justify-single-word="false" fo:hyphenation-ladder-count="no-limit"/>
      <style:text-propertie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style:contextual-spacing="false" fo:text-indent="0cm" style:auto-text-indent="false" fo:background-color="#e6e6e6"/>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loext:hyphenation-no-caps="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loext:opacity="1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loext:opacity="1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 style:num-suffix=" " style:num-format="1">
        <style:list-level-properties/>
      </text:outline-level-style>
      <text:outline-level-style text:level="2" loext:num-list-format="%1%.%2% " style:num-suffix=" " style:num-format="1" text:display-levels="2">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Header"><text:chapter text:display="number-and-name" text:outline-level="1">6  Using Writer2xhtml from another application</text:chapter><text:tab/><text:tab/>Page <text:page-number text:select-page="current">25</text:page-number></text:p>
      </style:header>
      <style:header-left>
        <text:p text:style-name="Header">Page <text:page-number text:select-page="current">8</text:page-number><text:tab/><text:tab/>User's manual for Writer2xhtml</text:p>
      </style:header-left>
    </style:master-page>
    <style:master-page style:name="First_20_Page" style:display-name="First Page" style:page-layout-name="Mpm2" draw:style-name="Mdp2" style:next-style-name="Standard"/>
    <style:master-page style:name="Footnote" style:page-layout-name="Mpm3"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6.2$Windows_X86_64 LibreOffice_project/b0ec3a565991f7569a5a7f5d24fed7f52653d754</meta:generator>
    <meta:initial-creator>Henrik Just</meta:initial-creator>
    <meta:creation-date>2003-07-03T08:45:42</meta:creation-date>
    <dc:date>2022-06-14T13:50:00.910000000</dc:date>
    <meta:print-date>2004-06-29T10:09:33</meta:print-date>
    <dc:language>en-US</dc:language>
    <meta:editing-cycles>391</meta:editing-cycles>
    <meta:editing-duration>P1DT18H50M49S</meta:editing-duration>
    <meta:document-statistic meta:table-count="12" meta:image-count="0" meta:object-count="0" meta:page-count="30" meta:paragraph-count="726" meta:word-count="7406" meta:character-count="49359" meta:non-whitespace-character-count="41968"/>
    <meta:user-defined meta:name="Info 1"/>
    <meta:user-defined meta:name="Info 2"/>
    <meta:user-defined meta:name="Info 3"/>
    <meta:user-defined meta:name="Info 4"/>
  </office:meta>
</office:document-meta>
</file>